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0c0c0"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svg:stroke-width="0.03cm" draw:marker-start="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3cm" draw:marker-start="Arrow" draw:marker-start-width="0.245cm" draw:marker-end="" draw:marker-end-width="0.14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draw:marker-start="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draw:marker-start="" draw:marker-start-width="0.245cm" draw:marker-end="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sub 58%" fo:font-family="'Times New Roman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family="'Times New Roman'" style:font-family-generic="roman" style:font-pitch="variable" fo:font-style="italic" style:font-family-asian="Arial" style:font-style-name-asian="Standard" style:font-family-generic-asian="swiss" style:font-style-asian="italic" style:font-family-complex="Arial" style:font-style-name-complex="Standard" style:font-family-generic-complex="swiss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7cm" svg:height="3.6cm" svg:x="3.3cm" svg:y="4.83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1cm" svg:y1="8.438cm" svg:x2="11cm" svg:y2="8.438cm">
          <text:p/>
        </draw:line>
        <draw:line draw:style-name="gr3" draw:text-style-name="P1" draw:layer="layout" svg:x1="3.3cm" svg:y1="1.038cm" svg:x2="3.3cm" svg:y2="8.638cm">
          <text:p/>
        </draw:line>
        <draw:line draw:style-name="gr4" draw:text-style-name="P1" draw:layer="layout" svg:x1="3.3cm" svg:y1="1.838cm" svg:x2="6.7cm" svg:y2="4.838cm">
          <text:p/>
        </draw:line>
        <draw:line draw:style-name="gr5" draw:text-style-name="P1" draw:layer="layout" svg:x1="9.4cm" svg:y1="8.438cm" svg:x2="6.7cm" svg:y2="4.838cm">
          <text:p/>
        </draw:line>
        <draw:line draw:style-name="gr6" draw:text-style-name="P1" draw:layer="layout" svg:x1="3.4cm" svg:y1="1.738cm" svg:x2="3.2cm" svg:y2="1.938cm">
          <text:p/>
        </draw:line>
        <draw:line draw:style-name="gr6" draw:text-style-name="P1" draw:layer="layout" svg:x1="3.2cm" svg:y1="1.738cm" svg:x2="3.4cm" svg:y2="1.938cm">
          <text:p/>
        </draw:line>
        <draw:line draw:style-name="gr6" draw:text-style-name="P1" draw:layer="layout" svg:x1="6.8cm" svg:y1="4.738cm" svg:x2="6.6cm" svg:y2="4.938cm">
          <text:p/>
        </draw:line>
        <draw:line draw:style-name="gr6" draw:text-style-name="P1" draw:layer="layout" svg:x1="6.6cm" svg:y1="4.738cm" svg:x2="6.8cm" svg:y2="4.938cm">
          <text:p/>
        </draw:line>
        <draw:line draw:style-name="gr6" draw:text-style-name="P1" draw:layer="layout" svg:x1="9.5cm" svg:y1="8.338cm" svg:x2="9.3cm" svg:y2="8.538cm">
          <text:p/>
        </draw:line>
        <draw:line draw:style-name="gr6" draw:text-style-name="P1" draw:layer="layout" svg:x1="9.3cm" svg:y1="8.338cm" svg:x2="9.5cm" svg:y2="8.538cm">
          <text:p/>
        </draw:line>
        <draw:frame draw:style-name="gr7" draw:text-style-name="P2" draw:layer="layout" svg:width="0.82cm" svg:height="0.954cm" svg:x="2.4cm" svg:y="3cm">
          <draw:text-box>
            <text:p><text:span text:style-name="T1">a</text:span></text:p>
          </draw:text-box>
        </draw:frame>
        <draw:frame draw:style-name="gr7" draw:text-style-name="P2" draw:layer="layout" svg:width="0.82cm" svg:height="0.954cm" svg:x="2.4cm" svg:y="6.046cm">
          <draw:text-box>
            <text:p><text:span text:style-name="T1">b</text:span></text:p>
          </draw:text-box>
        </draw:frame>
        <draw:frame draw:style-name="gr7" draw:text-style-name="P2" draw:layer="layout" svg:width="0.82cm" svg:height="0.954cm" svg:x="5.947cm" svg:y="8.438cm">
          <draw:text-box>
            <text:p><text:span text:style-name="T1">d</text:span></text:p>
          </draw:text-box>
        </draw:frame>
        <draw:frame draw:style-name="gr7" draw:text-style-name="P2" draw:layer="layout" svg:width="0.786cm" svg:height="0.954cm" svg:x="4.2cm" svg:y="3.876cm">
          <draw:text-box>
            <text:p><text:span text:style-name="T1">x</text:span></text:p>
          </draw:text-box>
        </draw:frame>
        <draw:frame draw:style-name="gr7" draw:text-style-name="P2" draw:layer="layout" svg:width="1.077cm" svg:height="1.162cm" svg:x="3.3cm" svg:y="1.076cm">
          <draw:text-box>
            <text:p><text:span text:style-name="T1">P</text:span><text:span text:style-name="T2">0</text:span></text:p>
          </draw:text-box>
        </draw:frame>
        <draw:frame draw:style-name="gr7" draw:text-style-name="P2" draw:layer="layout" svg:width="1.077cm" svg:height="1.162cm" svg:x="6.672cm" svg:y="3.767cm">
          <draw:text-box>
            <text:p><text:span text:style-name="T1">P</text:span><text:span text:style-name="T2">1</text:span></text:p>
          </draw:text-box>
        </draw:frame>
        <draw:frame draw:style-name="gr7" draw:text-style-name="P2" draw:layer="layout" svg:width="1.077cm" svg:height="1.162cm" svg:x="8.9cm" svg:y="8.438cm">
          <draw:text-box>
            <text:p><text:span text:style-name="T1">P</text:span><text:span text:style-name="T2">2</text:span></text:p>
          </draw:text-box>
        </draw:frame>
        <draw:line draw:style-name="gr6" draw:text-style-name="P1" draw:layer="layout" svg:x1="6.7cm" svg:y1="3.738cm" svg:x2="6.7cm" svg:y2="5.938cm">
          <text:p/>
        </draw:line>
        <draw:path draw:style-name="gr6" draw:text-style-name="P1" draw:layer="layout" svg:width="0.799cm" svg:height="0.399cm" draw:transform="rotate (-3.14159265358979) translate (6.7cm 4.138cm)" svg:viewBox="0 0 800 400" svg:d="m0 400c300 0 700-200 800-400">
          <text:p/>
        </draw:path>
        <draw:path draw:style-name="gr6" draw:text-style-name="P1" draw:layer="layout" svg:width="0.699cm" svg:height="0.199cm" draw:transform="rotate (-3.14159265358979) translate (7.4cm 5.938cm)" svg:viewBox="0 0 700 200" svg:d="m700 0c-400 0-600 100-700 200">
          <text:p/>
        </draw:path>
        <draw:frame draw:style-name="gr7" draw:text-style-name="P2" draw:layer="layout" svg:width="0.836cm" svg:height="0.954cm" svg:x="5.685cm" svg:y="3.038cm">
          <draw:text-box>
            <text:p><text:span text:style-name="T3">α</text:span></text:p>
          </draw:text-box>
        </draw:frame>
        <draw:frame draw:style-name="gr7" draw:text-style-name="P2" draw:layer="layout" svg:width="0.82cm" svg:height="0.954cm" svg:x="6.63cm" svg:y="5.938cm">
          <draw:text-box>
            <text:p><text:span text:style-name="T3">β</text:span></text:p>
          </draw:text-box>
        </draw:frame>
        <draw:line draw:style-name="gr8" draw:text-style-name="P1" draw:layer="layout" svg:x1="3.3cm" svg:y1="4.838cm" svg:x2="11cm" svg:y2="4.838cm">
          <text:p/>
        </draw:line>
        <draw:frame draw:style-name="gr7" draw:text-style-name="P2" draw:layer="layout" svg:width="0.955cm" svg:height="0.954cm" svg:x="9.514cm" svg:y="4.984cm">
          <draw:text-box>
            <text:p><text:span text:style-name="T1">n'</text:span></text:p>
          </draw:text-box>
        </draw:frame>
        <draw:frame draw:style-name="gr7" draw:text-style-name="P2" draw:layer="layout" svg:width="0.82cm" svg:height="0.954cm" svg:x="9.5cm" svg:y="3.838cm">
          <draw:text-box>
            <text:p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2T09:24:23</meta:creation-date>
    <dc:date>2013-05-27T15:53:30</dc:date>
    <meta:editing-duration>PT2M21S</meta:editing-duration>
    <meta:editing-cycles>4</meta:editing-cycles>
    <meta:generator>LibreOffice/3.6$Linux_X86_64 LibreOffice_project/360m1$Build-2</meta:generator>
    <meta:document-statistic meta:object-count="26"/>
  </office:meta>
</office:document-meta>
</file>